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October 18, 2021 (03:18: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preciserectangle"/>A Constructor for PreciseRectangle<text:bookmark-end text:name="a-constructor-for-preciserectangle"/></text:h>
      <text:list text:style-name="L1">
        <text:list-item>
          <text:p text:style-name="P1">Open the “PreciseRectangle” project you created in the “PreciseRectangle and Circle” lab.</text:p>
        </text:list-item>
        <text:list-item>
          <text:p text:style-name="P1">In “PreciseRectangle.cs”, add a constructor to <text:span text:style-name="NormalTok">Precise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PreciseRectangle</text:span><text:span text:style-name="OperatorTok">()</text:span> instantiation statements are now highlighted as errors, because <text:span text:style-name="NormalTok">Precise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Precise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Precise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PreciseRectangle</text:span> to make it easier to write these statements.</text:p>
      <text:list text:style-name="L2">
        <text:list-item>
          <text:p text:style-name="P5">In “PreciseRectangle.cs”, add the following method to <text:span text:style-name="NormalTok">Precise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Precise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8T19:18:55Z</meta:creation-date>
    <dc:date>2021-10-18T19:18:55Z</dc:date>
    <meta:user-defined meta:name="date" meta:value-type="string">October  18, 2021 (03:18: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